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HttpServer.ini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2HttpServer.rese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2HttpServer.createHttpHandler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HttpServer.star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orNetty2HttpServer.stop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